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069" officeooo:paragraph-rsid="000a2069"/>
    </style:style>
    <style:style style:name="P2" style:family="paragraph" style:parent-style-name="Standard">
      <style:paragraph-properties fo:text-align="start" style:justify-single-word="false"/>
      <style:text-properties officeooo:rsid="000a2069" officeooo:paragraph-rsid="000a206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a2069" officeooo:paragraph-rsid="000a2069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a2069" officeooo:paragraph-rsid="000a2069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ab2e8" officeooo:paragraph-rsid="000ab2e8"/>
    </style:style>
    <style:style style:name="P6" style:family="paragraph" style:parent-style-name="Standard">
      <style:paragraph-properties fo:text-align="start" style:justify-single-word="false"/>
      <style:text-properties officeooo:rsid="000ab2e8" officeooo:paragraph-rsid="000ab2e8"/>
    </style:style>
    <style:style style:name="P7" style:family="paragraph" style:parent-style-name="Standard" style:list-style-name="L4">
      <style:paragraph-properties fo:text-align="start" style:justify-single-word="false"/>
      <style:text-properties officeooo:rsid="000ab2e8" officeooo:paragraph-rsid="000ab2e8"/>
    </style:style>
    <style:style style:name="T1" style:family="text">
      <style:text-properties officeooo:rsid="000ab2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C 320 Final Project Outline</text:p>
      <text:p text:style-name="P2"/>
      <text:p text:style-name="P2">1) Introduction to Graph Isomorphism</text:p>
      <text:list xml:id="list1793794973" text:style-name="L1">
        <text:list-item>
          <text:p text:style-name="P3">Definition of the term</text:p>
        </text:list-item>
        <text:list-item>
          <text:p text:style-name="P3">Properties there of</text:p>
        </text:list-item>
        <text:list-item>
          <text:p text:style-name="P3">Uses in the real world</text:p>
        </text:list-item>
        <text:list-item>
          <text:p text:style-name="P3">What is P, NP, NP-Complete, NP-Hard</text:p>
        </text:list-item>
        <text:list-item>
          <text:p text:style-name="P3">Terminology and mathematics that will be used</text:p>
        </text:list-item>
      </text:list>
      <text:p text:style-name="P2"/>
      <text:p text:style-name="P2">2) History of the Algorithm</text:p>
      <text:list xml:id="list2460918123" text:style-name="L2">
        <text:list-item>
          <text:p text:style-name="P4">Some of the previous algorithms</text:p>
        </text:list-item>
        <text:list-item>
          <text:p text:style-name="P4">Their run times</text:p>
        </text:list-item>
        <text:list-item>
          <text:p text:style-name="P4">Sub-problems of the algorithm</text:p>
        </text:list-item>
        <text:list-item>
          <text:p text:style-name="P4">The 2015 algorithm and its quasi-polynomial run time</text:p>
        </text:list-item>
      </text:list>
      <text:p text:style-name="P2"/>
      <text:p text:style-name="P2">3)Significance of the problem <text:span text:style-name="T1">and real world applications</text:span></text:p>
      <text:list xml:id="list2305886479" text:style-name="L3">
        <text:list-item>
          <text:p text:style-name="P5">If possible some of the specific algorithms used in real life applications</text:p>
        </text:list-item>
        <text:list-item>
          <text:p text:style-name="P5">The different problems that use isomorphic graph mapping</text:p>
        </text:list-item>
      </text:list>
      <text:p text:style-name="P6"/>
      <text:p text:style-name="P6">4) My algorithm and current research and the future of graph isomorphism.</text:p>
      <text:list xml:id="list3505848761" text:style-name="L4">
        <text:list-item>
          <text:p text:style-name="P7">Talk about detail of my algorithm and why I chose to approach things the way I did</text:p>
        </text:list-item>
        <text:list-item>
          <text:p text:style-name="P7">Talk about other algorithms that exist for the problems</text:p>
        </text:list-item>
        <text:list-item>
          <text:p text:style-name="P7">General run time of the programs</text:p>
        </text:list-item>
        <text:list-item>
          <text:p text:style-name="P7">Any future ideas that I find relating to it</text:p>
        </text:list-item>
      </text:list>
      <text:p text:style-name="P6">5) Conclu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22:15.842000000</meta:creation-date>
    <dc:date>2019-05-06T11:36:14.564000000</dc:date>
    <meta:editing-duration>PT3M48S</meta:editing-duration>
    <meta:editing-cycles>1</meta:editing-cycles>
    <meta:document-statistic meta:table-count="0" meta:image-count="0" meta:object-count="0" meta:page-count="1" meta:paragraph-count="21" meta:word-count="158" meta:character-count="864" meta:non-whitespace-character-count="742"/>
    <meta:generator>LibreOffice/6.2.3.2$Windows_X86_64 LibreOffice_project/aecc05fe267cc68dde00352a451aa867b3b546ac</meta:generator>
  </office:meta>
</office:document-meta>
</file>